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E900001604C6FCABE3.svg" manifest:media-type="image/svg+xml"/>
  <manifest:file-entry manifest:full-path="Pictures/20000001000015E900001604C4FCF7A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43cm" svg:x="3.15cm" svg:y="2.75cm">
          <draw:image xlink:href="Pictures/20000001000015E900001604C4FCF7AF.svg" xlink:type="simple" xlink:show="embed" xlink:actuate="onLoad">
            <text:p/>
          </draw:image>
        </draw:frame>
        <draw:g>
          <draw:path draw:style-name="gr2" draw:text-style-name="P1" draw:layer="layout" svg:width="3.222cm" svg:height="2.387cm" svg:x="12.275cm" svg:y="0.237cm" svg:viewBox="0 0 3223 2388" svg:d="m2868 1651c394 705-555 650-849 594-313 237-708 157-866-78-251 214-1020 245-867-393-315-157-472-705 78-942-184-461 453-716 789-471 158-550 844-417 1006 33 394-236 1203 122 709 471 473 235 473 628 0 786z">
            <text:p/>
          </draw:path>
          <draw:path draw:style-name="gr3" draw:text-style-name="P1" draw:layer="layout" svg:width="0.135cm" svg:height="0.216cm" svg:x="15.248cm" svg:y="1.976cm" svg:viewBox="0 0 136 217" svg:d="m63 0c36 74 60 143 73 203l-34 7-35 7c-10-56-32-118-67-186l31-16z">
            <text:p/>
          </draw:path>
          <draw:path draw:style-name="gr3" draw:text-style-name="P1" draw:layer="layout" svg:width="0.118cm" svg:height="0.212cm" svg:x="15.274cm" svg:y="2.257cm" svg:viewBox="0 0 119 213" svg:d="m119 0v14c0 39-6 76-17 108-11 33-26 64-46 91l-28-20-28-21c15-21 28-45 36-70 10-28 14-57 14-88v-11l34-2z">
            <text:p/>
          </draw:path>
          <draw:path draw:style-name="gr3" draw:text-style-name="P1" draw:layer="layout" svg:width="0.215cm" svg:height="0.154cm" svg:x="15.061cm" svg:y="2.472cm" svg:viewBox="0 0 216 155" svg:d="m216 52c-26 22-56 43-89 60s-68 32-106 43l-10-33-11-32c34-10 66-24 95-40 28-14 53-30 77-50l21 25z">
            <text:p/>
          </draw:path>
          <draw:path draw:style-name="gr3" draw:text-style-name="P1" draw:layer="layout" svg:width="0.215cm" svg:height="0.096cm" svg:x="14.798cm" svg:y="2.58cm" svg:viewBox="0 0 216 97" svg:d="m216 67c-68 16-139 25-212 30l-1-34-3-35c67-4 137-13 202-28l7 34z">
            <text:p/>
          </draw:path>
          <draw:path draw:style-name="gr3" draw:text-style-name="P1" draw:layer="layout" svg:width="0.21cm" svg:height="0.075cm" svg:x="14.519cm" svg:y="2.604cm" svg:viewBox="0 0 211 76" svg:d="m211 76h-42c-58 0-116-3-169-7l4-34 2-35c51 4 106 7 163 7 14 0 27 0 42-1v35z">
            <text:p/>
          </draw:path>
          <draw:path draw:style-name="gr3" draw:text-style-name="P1" draw:layer="layout" svg:width="0.205cm" svg:height="0.131cm" svg:x="14.252cm" svg:y="2.584cm" svg:viewBox="0 0 206 132" svg:d="m196 81c-24-3-46-7-67-10-31 23-63 44-95 61l-17-30-17-31c34-18 67-40 101-64l3-3c4-4 11-4 18-4 1 0 3 0 5 1 23 5 49 7 79 12l-4 33zm-81-12c5 1 10 1 14 2 4-2 8-7 12-8l-19-28z">
            <text:p/>
          </draw:path>
          <draw:path draw:style-name="gr3" draw:text-style-name="P1" draw:layer="layout" svg:width="0.216cm" svg:height="0.128cm" svg:x="14.004cm" svg:y="2.687cm" svg:viewBox="0 0 217 129" svg:d="m217 63c-69 31-137 53-204 66l-7-35-6-34c62-11 125-31 189-60l14 31z">
            <text:p/>
          </draw:path>
          <draw:path draw:style-name="gr3" draw:text-style-name="P1" draw:layer="layout" svg:width="0.216cm" svg:height="0.087cm" svg:x="13.728cm" svg:y="2.737cm" svg:viewBox="0 0 217 88" svg:d="m217 87c-18 0-35 1-53 1-56 0-112-7-164-22l8-32 10-34c46 13 95 20 146 20 17 0 32-2 47-2l3 34z">
            <text:p/>
          </draw:path>
          <draw:path draw:style-name="gr3" draw:text-style-name="P1" draw:layer="layout" svg:width="0.205cm" svg:height="0.174cm" svg:x="13.48cm" svg:y="2.604cm" svg:viewBox="0 0 206 175" svg:d="m179 175c-68-30-129-73-179-129l27-22 25-24c43 48 95 85 154 112l-13 31z">
            <text:p/>
          </draw:path>
          <draw:path draw:style-name="gr3" draw:text-style-name="P1" draw:layer="layout" svg:width="0.216cm" svg:height="0.144cm" svg:x="13.266cm" svg:y="2.558cm" svg:viewBox="0 0 217 145" svg:d="m217 53c-28 21-57 41-92 56s-70 27-108 36l-9-33-8-34c34-8 66-18 95-32s56-28 79-46l22 27z">
            <text:p/>
          </draw:path>
          <draw:path draw:style-name="gr3" draw:text-style-name="P1" draw:layer="layout" svg:width="0.216cm" svg:height="0.075cm" svg:x="12.994cm" svg:y="2.649cm" svg:viewBox="0 0 217 76" svg:d="m217 67c-36 6-73 9-111 9-35 0-70-3-106-7l4-34 4-34c33 3 66 6 98 6 34 0 68-3 101-7l4 34z">
            <text:p/>
          </draw:path>
          <draw:path draw:style-name="gr3" draw:text-style-name="P1" draw:layer="layout" svg:width="0.217cm" svg:height="0.135cm" svg:x="12.721cm" svg:y="2.57cm" svg:viewBox="0 0 218 136" svg:d="m203 136c-71-16-140-42-203-76l17-31 17-29c56 31 120 55 184 67l-7 35z">
            <text:p/>
          </draw:path>
          <draw:path draw:style-name="gr3" draw:text-style-name="P1" draw:layer="layout" svg:width="0.188cm" svg:height="0.196cm" svg:x="12.511cm" svg:y="2.393cm" svg:viewBox="0 0 189 197" svg:d="m147 197c-59-43-109-98-147-162l31-17 29-18c32 57 77 105 129 141l-21 28z">
            <text:p/>
          </draw:path>
          <draw:path draw:style-name="gr3" draw:text-style-name="P1" draw:layer="layout" svg:width="0.101cm" svg:height="0.213cm" svg:x="12.443cm" svg:y="2.148cm" svg:viewBox="0 0 102 214" svg:d="m38 214c-24-60-38-130-38-207v-7h35l35 1v6c0 67 10 129 32 182l-32 12z">
            <text:p/>
          </draw:path>
          <draw:path draw:style-name="gr3" draw:text-style-name="P1" draw:layer="layout" svg:width="0.217cm" svg:height="0.174cm" svg:x="12.3cm" svg:y="1.924cm" svg:viewBox="0 0 218 175" svg:d="m148 148 31 3 4-7-33-4c-2 3-2 5-2 8zm68 7-34-4h-3l-11 24c-62-30-119-73-168-129l27-22 25-24c43 48 92 87 147 113 0 2 1 2 1 2 0 7 10 7 14 12s4 11 4 17c0 1 0 3-1 4 0 3 0 6-1 7z">
            <text:p/>
          </draw:path>
          <draw:path draw:style-name="gr3" draw:text-style-name="P1" draw:layer="layout" svg:width="0.152cm" svg:height="0.213cm" svg:x="12.159cm" svg:y="1.699cm" svg:viewBox="0 0 153 214" svg:d="m97 214c-41-57-75-123-97-193l32-11 34-10c19 63 49 122 87 175l-28 19z">
            <text:p/>
          </draw:path>
          <draw:path draw:style-name="gr3" draw:text-style-name="P1" draw:layer="layout" svg:width="0.08cm" svg:height="0.216cm" svg:x="12.125cm" svg:y="1.433cm" svg:viewBox="0 0 81 217" svg:d="m14 217c-10-44-14-88-14-134 0-28 1-55 6-83l33 4 35 6c-4 24-5 49-5 73 0 42 4 81 12 121l-33 6z">
            <text:p/>
          </draw:path>
          <draw:path draw:style-name="gr3" draw:text-style-name="P1" draw:layer="layout" svg:width="0.15cm" svg:height="0.213cm" svg:x="12.145cm" svg:y="1.164cm" svg:viewBox="0 0 151 214" svg:d="m0 197c18-68 49-135 95-197l28 21 28 21c-42 55-68 112-84 172l-33-8z">
            <text:p/>
          </draw:path>
          <draw:path draw:style-name="gr3" draw:text-style-name="P1" draw:layer="layout" svg:width="0.205cm" svg:height="0.175cm" svg:x="12.287cm" svg:y="0.981cm" svg:viewBox="0 0 206 176" svg:d="m0 129c46-48 102-91 172-129l17 29 17 31c-63 34-115 74-156 116l-25-22z">
            <text:p/>
          </draw:path>
          <draw:path draw:style-name="gr3" draw:text-style-name="P1" draw:layer="layout" svg:width="0.107cm" svg:height="0.221cm" svg:x="12.489cm" svg:y="0.788cm" svg:viewBox="0 0 108 222" svg:d="m38 159 12 31 23-10-13-30c-7 2-15 5-22 9zm28 63-16-32v0l-8 4c-29-69-42-134-42-194h35 34c0 52 11 108 36 168 3 5 3 8 3 12 0 7-2 13-4 19s-7 8-13 12c-1 2-3 2-4 2-7 2-14 7-21 9z">
            <text:p/>
          </draw:path>
          <draw:path draw:style-name="gr3" draw:text-style-name="P1" draw:layer="layout" svg:width="0.153cm" svg:height="0.209cm" svg:x="12.496cm" svg:y="0.518cm" svg:viewBox="0 0 154 210" svg:d="m0 197c7-39 21-75 38-107s40-63 67-90l25 24 24 24c-22 22-41 47-55 74-15 26-26 56-32 88l-33-7z">
            <text:p/>
          </draw:path>
          <draw:path draw:style-name="gr3" draw:text-style-name="P1" draw:layer="layout" svg:width="0.215cm" svg:height="0.146cm" svg:x="12.657cm" svg:y="0.377cm" svg:viewBox="0 0 216 147" svg:d="m0 92c57-42 125-74 199-92l8 34 9 32c-65 17-125 45-175 81l-20-28z">
            <text:p/>
          </draw:path>
          <draw:path draw:style-name="gr3" draw:text-style-name="P1" draw:layer="layout" svg:width="0.217cm" svg:height="0.076cm" svg:x="12.927cm" svg:y="0.354cm" svg:viewBox="0 0 218 77" svg:d="m0 8c34-5 69-8 102-8 39 0 77 4 116 10l-5 33-7 34c-34-4-69-7-104-7-31 0-61 1-91 6l-5-34z">
            <text:p/>
          </draw:path>
          <draw:path draw:style-name="gr3" draw:text-style-name="P1" draw:layer="layout" svg:width="0.224cm" svg:height="0.165cm" svg:x="13.197cm" svg:y="0.38cm" svg:viewBox="0 0 225 166" svg:d="m18 0c69 18 135 49 193 91l-16 24 30 10c0 1 0 4-1 4 0 3-1 5-3 7-19 61-7 9-12 12s-12 6-17 6-13-3-18-6c0 0-2 0-2-1-53-38-112-63-172-80l8-33zm174 119 3-4-2-2-32-11c-1 3-1 4-1 6z">
            <text:p/>
          </draw:path>
          <draw:path draw:style-name="gr3" draw:text-style-name="P1" draw:layer="layout" svg:width="0.181cm" svg:height="0.199cm" svg:x="13.388cm" svg:y="0.244cm" svg:viewBox="0 0 182 200" svg:d="m0 169c17-33 38-64 62-93 23-28 49-54 78-76l20 28 22 27c-25 19-48 40-67 64-20 25-39 52-53 81l-31-15z">
            <text:p/>
          </draw:path>
          <draw:path draw:style-name="gr3" draw:text-style-name="P1" draw:layer="layout" svg:width="0.217cm" svg:height="0.129cm" svg:x="13.588cm" svg:y="0.132cm" svg:viewBox="0 0 218 130" svg:d="m0 70c63-36 134-59 207-70l6 34 5 33c-65 10-128 31-183 63l-17-31z">
            <text:p/>
          </draw:path>
          <draw:path draw:style-name="gr3" draw:text-style-name="P1" draw:layer="layout" svg:width="0.215cm" svg:height="0.094cm" svg:x="13.869cm" svg:y="0.125cm" svg:viewBox="0 0 216 95" svg:d="m0 0h21c64 0 130 10 195 29l-10 34-10 32c-57-18-116-26-175-26-7 0-13 0-20 1v-35z">
            <text:p/>
          </draw:path>
          <draw:path draw:style-name="gr3" draw:text-style-name="P1" draw:layer="layout" svg:width="0.209cm" svg:height="0.168cm" svg:x="14.124cm" svg:y="0.18cm" svg:viewBox="0 0 210 169" svg:d="m28 0c66 28 129 69 182 119l-24 25-24 25c-47-44-102-81-162-106l14-32z">
            <text:p/>
          </draw:path>
          <draw:path draw:style-name="gr3" draw:text-style-name="P1" draw:layer="layout" svg:width="0.152cm" svg:height="0.219cm" svg:x="14.331cm" svg:y="0.352cm" svg:viewBox="0 0 153 220" svg:d="m53 0c41 50 76 108 100 173l-16 6 16 28c-6 3-10 6-16 8s-10 5-17 5-11-2-16-5-10-7-14-12c0-2 0-3-2-6-22-59-52-109-88-154l27-21zm67 185 17-6-1-1-16-31c-5 3-11 5-16 8z">
            <text:p/>
          </draw:path>
          <draw:path draw:style-name="gr3" draw:text-style-name="P1" draw:layer="layout" svg:width="0.215cm" svg:height="0.103cm" svg:x="14.519cm" svg:y="0.43cm" svg:viewBox="0 0 216 104" svg:d="m0 39c67-25 140-38 214-39l2 35v34c-66 1-132 12-192 35l-13-33z">
            <text:p/>
          </draw:path>
          <draw:path draw:style-name="gr3" draw:text-style-name="P1" draw:layer="layout" svg:width="0.216cm" svg:height="0.104cm" svg:x="14.8cm" svg:y="0.431cm" svg:viewBox="0 0 217 105" svg:d="m4 0c73 4 144 18 213 41l-11 32-10 32c-63-20-129-32-196-36l3-35z">
            <text:p/>
          </draw:path>
          <draw:path draw:style-name="gr3" draw:text-style-name="P1" draw:layer="layout" svg:width="0.215cm" svg:height="0.16cm" svg:x="15.059cm" svg:y="0.496cm" svg:viewBox="0 0 216 161" svg:d="m25 0c70 28 135 63 191 105l-23 28-19 28c-51-39-111-71-174-98l13-32z">
            <text:p/>
          </draw:path>
          <draw:path draw:style-name="gr3" draw:text-style-name="P1" draw:layer="layout" svg:width="0.166cm" svg:height="0.206cm" svg:x="15.281cm" svg:y="0.647cm" svg:viewBox="0 0 167 207" svg:d="m48 0c30 28 54 59 74 90 21 32 36 65 45 100l-33 9-35 8c-7-27-19-55-35-81-16-27-37-52-64-76l24-25z">
            <text:p/>
          </draw:path>
          <draw:path draw:style-name="gr3" draw:text-style-name="P1" draw:layer="layout" svg:width="0.138cm" svg:height="0.207cm" svg:x="15.318cm" svg:y="0.913cm" svg:viewBox="0 0 139 208" svg:d="m139 1c-2 34-9 70-23 105-14 34-35 69-63 102l-26-22-27-22c24-28 41-56 53-84 10-27 16-53 17-80l34 1z">
            <text:p/>
          </draw:path>
          <draw:path draw:style-name="gr3" draw:text-style-name="P1" draw:layer="layout" svg:width="0.189cm" svg:height="0.196cm" svg:x="15.328cm" svg:y="1.114cm" svg:viewBox="0 0 190 197" svg:d="m38 0c28 18 54 41 81 69 25 26 49 57 71 90l-29 19-29 19c-20-31-41-59-63-81s-45-43-69-59l18-29z">
            <text:p/>
          </draw:path>
          <draw:path draw:style-name="gr3" draw:text-style-name="P1" draw:layer="layout" svg:width="0.126cm" svg:height="0.216cm" svg:x="15.493cm" svg:y="1.338cm" svg:viewBox="0 0 127 217" svg:d="m62 0c32 64 56 136 65 207l-35 6-33 4c-9-65-31-127-59-186l31-16z">
            <text:p/>
          </draw:path>
          <draw:path draw:style-name="gr3" draw:text-style-name="P1" draw:layer="layout" svg:width="0.119cm" svg:height="0.213cm" svg:x="15.505cm" svg:y="1.618cm" svg:viewBox="0 0 120 214" svg:d="m120 1c0 37-5 73-15 110s-25 71-48 103l-29-18-28-18c17-27 29-56 38-86s12-61 14-92l33 1z">
            <text:p/>
          </draw:path>
          <draw:path draw:style-name="gr3" draw:text-style-name="P1" draw:layer="layout" svg:width="0.209cm" svg:height="0.164cm" svg:x="15.306cm" svg:y="1.843cm" svg:viewBox="0 0 210 165" svg:d="m210 48c-24 23-50 46-80 65s-66 38-105 52l-12-31-13-32c34-14 66-29 92-47 26-17 48-34 68-55l25 24z">
            <text:p/>
          </draw:path>
        </draw:g>
        <draw:frame draw:style-name="gr4" draw:text-style-name="P2" draw:layer="layout" svg:width="1.836cm" svg:height="0.625cm" svg:x="1.35cm" svg:y="6.5cm">
          <draw:text-box>
            <text:p><text:span text:style-name="T1">Spoke11</text:span></text:p>
          </draw:text-box>
        </draw:frame>
        <draw:frame draw:style-name="gr5" draw:text-style-name="P3" draw:layer="layout" svg:width="2.447cm" svg:height="0.662cm" svg:x="12.875cm" svg:y="1.213cm">
          <draw:text-box>
            <text:p text:style-name="P1"><text:span text:style-name="T2">Internet</text:span></text:p>
          </draw:text-box>
        </draw:frame>
        <draw:line draw:style-name="gr6" draw:text-style-name="P1" draw:layer="layout" svg:x1="4.875cm" svg:y1="3.25cm" svg:x2="12.375cm" svg:y2="1.75cm">
          <text:p/>
        </draw:line>
        <draw:frame draw:style-name="gr7" draw:text-style-name="P2" draw:layer="layout" svg:width="1.264cm" svg:height="0.625cm" svg:x="3.6cm" svg:y="4.125cm">
          <draw:text-box>
            <text:p><text:span text:style-name="T1">Hub1</text:span></text:p>
          </draw:text-box>
        </draw:frame>
        <draw:g>
          <draw:line draw:style-name="gr6" draw:text-style-name="P1" draw:layer="layout" svg:x1="5.305cm" svg:y1="4.614cm" svg:x2="5.088cm" svg:y2="4.763cm">
            <text:p/>
          </draw:line>
          <draw:line draw:style-name="gr6" draw:text-style-name="P1" draw:layer="layout" svg:x1="4.35cm" svg:y1="3.875cm" svg:x2="5.088cm" svg:y2="4.761cm">
            <text:p/>
          </draw:line>
          <draw:line draw:style-name="gr6" draw:text-style-name="P1" draw:layer="layout" svg:x1="5.305cm" svg:y1="4.614cm" svg:x2="6cm" svg:y2="5.5cm">
            <text:p/>
          </draw:line>
        </draw:g>
        <draw:g>
          <draw:line draw:style-name="gr6" draw:text-style-name="P1" draw:layer="layout" svg:x1="3.305cm" svg:y1="4.761cm" svg:x2="3.088cm" svg:y2="4.612cm">
            <text:p/>
          </draw:line>
          <draw:line draw:style-name="gr6" draw:text-style-name="P1" draw:layer="layout" svg:x1="2.35cm" svg:y1="5.5cm" svg:x2="3.088cm" svg:y2="4.614cm">
            <text:p/>
          </draw:line>
          <draw:line draw:style-name="gr6" draw:text-style-name="P1" draw:layer="layout" svg:x1="3.305cm" svg:y1="4.761cm" svg:x2="4cm" svg:y2="3.875cm">
            <text:p/>
          </draw:line>
        </draw:g>
        <draw:frame draw:style-name="gr4" draw:text-style-name="P2" draw:layer="layout" svg:width="1.836cm" svg:height="0.625cm" svg:x="5.2cm" svg:y="6.5cm">
          <draw:text-box>
            <text:p><text:span text:style-name="T1">Spoke12</text:span></text:p>
          </draw:text-box>
        </draw:frame>
        <draw:frame draw:style-name="gr4" draw:text-style-name="P2" draw:layer="layout" svg:width="1.836cm" svg:height="0.625cm" svg:x="5.85cm" svg:y="10cm">
          <draw:text-box>
            <text:p><text:span text:style-name="T1">Spoke21</text:span></text:p>
          </draw:text-box>
        </draw:frame>
        <draw:frame draw:style-name="gr7" draw:text-style-name="P2" draw:layer="layout" svg:width="1.264cm" svg:height="0.625cm" svg:x="8.1cm" svg:y="7.625cm">
          <draw:text-box>
            <text:p><text:span text:style-name="T1">Hub2</text:span></text:p>
          </draw:text-box>
        </draw:frame>
        <draw:g>
          <draw:line draw:style-name="gr6" draw:text-style-name="P1" draw:layer="layout" svg:x1="9.805cm" svg:y1="8.114cm" svg:x2="9.588cm" svg:y2="8.263cm">
            <text:p/>
          </draw:line>
          <draw:line draw:style-name="gr6" draw:text-style-name="P1" draw:layer="layout" svg:x1="8.85cm" svg:y1="7.375cm" svg:x2="9.588cm" svg:y2="8.261cm">
            <text:p/>
          </draw:line>
          <draw:line draw:style-name="gr6" draw:text-style-name="P1" draw:layer="layout" svg:x1="9.805cm" svg:y1="8.114cm" svg:x2="10.5cm" svg:y2="9cm">
            <text:p/>
          </draw:line>
        </draw:g>
        <draw:g>
          <draw:line draw:style-name="gr6" draw:text-style-name="P1" draw:layer="layout" svg:x1="7.805cm" svg:y1="8.261cm" svg:x2="7.588cm" svg:y2="8.112cm">
            <text:p/>
          </draw:line>
          <draw:line draw:style-name="gr6" draw:text-style-name="P1" draw:layer="layout" svg:x1="6.85cm" svg:y1="9cm" svg:x2="7.588cm" svg:y2="8.114cm">
            <text:p/>
          </draw:line>
          <draw:line draw:style-name="gr6" draw:text-style-name="P1" draw:layer="layout" svg:x1="7.805cm" svg:y1="8.261cm" svg:x2="8.5cm" svg:y2="7.375cm">
            <text:p/>
          </draw:line>
        </draw:g>
        <draw:frame draw:style-name="gr4" draw:text-style-name="P2" draw:layer="layout" svg:width="1.836cm" svg:height="0.625cm" svg:x="9.7cm" svg:y="10cm">
          <draw:text-box>
            <text:p><text:span text:style-name="T1">Spoke22</text:span></text:p>
          </draw:text-box>
        </draw:frame>
        <draw:frame draw:style-name="gr4" draw:text-style-name="P2" draw:layer="layout" svg:width="1.836cm" svg:height="0.625cm" svg:x="10.35cm" svg:y="6.875cm">
          <draw:text-box>
            <text:p><text:span text:style-name="T1">Spoke31</text:span></text:p>
          </draw:text-box>
        </draw:frame>
        <draw:frame draw:style-name="gr7" draw:text-style-name="P2" draw:layer="layout" svg:width="1.264cm" svg:height="0.625cm" svg:x="12.6cm" svg:y="4.5cm">
          <draw:text-box>
            <text:p><text:span text:style-name="T1">Hub3</text:span></text:p>
          </draw:text-box>
        </draw:frame>
        <draw:g>
          <draw:line draw:style-name="gr6" draw:text-style-name="P1" draw:layer="layout" svg:x1="14.305cm" svg:y1="4.989cm" svg:x2="14.088cm" svg:y2="5.138cm">
            <text:p/>
          </draw:line>
          <draw:line draw:style-name="gr6" draw:text-style-name="P1" draw:layer="layout" svg:x1="13.35cm" svg:y1="4.25cm" svg:x2="14.088cm" svg:y2="5.136cm">
            <text:p/>
          </draw:line>
          <draw:line draw:style-name="gr6" draw:text-style-name="P1" draw:layer="layout" svg:x1="14.305cm" svg:y1="4.989cm" svg:x2="15cm" svg:y2="5.875cm">
            <text:p/>
          </draw:line>
        </draw:g>
        <draw:g>
          <draw:line draw:style-name="gr6" draw:text-style-name="P1" draw:layer="layout" svg:x1="12.305cm" svg:y1="5.136cm" svg:x2="12.088cm" svg:y2="4.987cm">
            <text:p/>
          </draw:line>
          <draw:line draw:style-name="gr6" draw:text-style-name="P1" draw:layer="layout" svg:x1="11.35cm" svg:y1="5.875cm" svg:x2="12.088cm" svg:y2="4.989cm">
            <text:p/>
          </draw:line>
          <draw:line draw:style-name="gr6" draw:text-style-name="P1" draw:layer="layout" svg:x1="12.305cm" svg:y1="5.136cm" svg:x2="13cm" svg:y2="4.25cm">
            <text:p/>
          </draw:line>
        </draw:g>
        <draw:frame draw:style-name="gr4" draw:text-style-name="P2" draw:layer="layout" svg:width="1.836cm" svg:height="0.625cm" svg:x="14.2cm" svg:y="6.875cm">
          <draw:text-box>
            <text:p><text:span text:style-name="T1">Spoke32</text:span></text:p>
          </draw:text-box>
        </draw:frame>
        <draw:frame draw:style-name="gr4" draw:text-style-name="P2" draw:layer="layout" svg:width="1.836cm" svg:height="0.625cm" svg:x="14.85cm" svg:y="10.375cm">
          <draw:text-box>
            <text:p><text:span text:style-name="T1">Spoke41</text:span></text:p>
          </draw:text-box>
        </draw:frame>
        <draw:frame draw:style-name="gr7" draw:text-style-name="P2" draw:layer="layout" svg:width="1.264cm" svg:height="0.625cm" svg:x="17.1cm" svg:y="8cm">
          <draw:text-box>
            <text:p><text:span text:style-name="T1">Hub4</text:span></text:p>
          </draw:text-box>
        </draw:frame>
        <draw:g>
          <draw:line draw:style-name="gr6" draw:text-style-name="P1" draw:layer="layout" svg:x1="18.805cm" svg:y1="8.489cm" svg:x2="18.588cm" svg:y2="8.638cm">
            <text:p/>
          </draw:line>
          <draw:line draw:style-name="gr6" draw:text-style-name="P1" draw:layer="layout" svg:x1="17.85cm" svg:y1="7.75cm" svg:x2="18.588cm" svg:y2="8.636cm">
            <text:p/>
          </draw:line>
          <draw:line draw:style-name="gr6" draw:text-style-name="P1" draw:layer="layout" svg:x1="18.805cm" svg:y1="8.489cm" svg:x2="19.5cm" svg:y2="9.375cm">
            <text:p/>
          </draw:line>
        </draw:g>
        <draw:g>
          <draw:line draw:style-name="gr6" draw:text-style-name="P1" draw:layer="layout" svg:x1="16.805cm" svg:y1="8.636cm" svg:x2="16.588cm" svg:y2="8.487cm">
            <text:p/>
          </draw:line>
          <draw:line draw:style-name="gr6" draw:text-style-name="P1" draw:layer="layout" svg:x1="15.85cm" svg:y1="9.375cm" svg:x2="16.588cm" svg:y2="8.489cm">
            <text:p/>
          </draw:line>
          <draw:line draw:style-name="gr6" draw:text-style-name="P1" draw:layer="layout" svg:x1="16.805cm" svg:y1="8.636cm" svg:x2="17.5cm" svg:y2="7.75cm">
            <text:p/>
          </draw:line>
        </draw:g>
        <draw:frame draw:style-name="gr4" draw:text-style-name="P2" draw:layer="layout" svg:width="1.836cm" svg:height="0.625cm" svg:x="18.7cm" svg:y="10.375cm">
          <draw:text-box>
            <text:p><text:span text:style-name="T1">Spoke42</text:span></text:p>
          </draw:text-box>
        </draw:frame>
        <draw:line draw:style-name="gr6" draw:text-style-name="P1" draw:layer="layout" svg:x1="9.125cm" svg:y1="6.625cm" svg:x2="12.75cm" svg:y2="2.125cm">
          <text:p/>
        </draw:line>
        <draw:line draw:style-name="gr6" draw:text-style-name="P1" draw:layer="layout" svg:x1="13.125cm" svg:y1="3.375cm" svg:x2="13.25cm" svg:y2="2.25cm">
          <text:p/>
        </draw:line>
        <draw:line draw:style-name="gr6" draw:text-style-name="P1" draw:layer="layout" svg:x1="17.5cm" svg:y1="6.875cm" svg:x2="14.25cm" svg:y2="2.25cm">
          <text:p/>
        </draw:line>
        <draw:frame draw:style-name="gr1" draw:text-style-name="P1" draw:layer="layout" svg:width="2cm" svg:height="1.43cm" svg:x="7.75cm" svg:y="6.375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12.25cm" svg:y="3.195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16.625cm" svg:y="6.695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14.75cm" svg:y="9.2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1.25cm" svg:y="5.37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5.125cm" svg:y="5.37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5.875cm" svg:y="8.87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9.625cm" svg:y="8.87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10.25cm" svg:y="5.75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14.125cm" svg:y="5.82cm">
          <draw:image xlink:href="Pictures/20000001000015E900001604C6FCABE3.svg" xlink:type="simple" xlink:show="embed" xlink:actuate="onLoad">
            <text:p/>
          </draw:image>
        </draw:frame>
        <draw:frame draw:style-name="gr1" draw:text-style-name="P1" draw:layer="layout" svg:width="2cm" svg:height="1.43cm" svg:x="18.625cm" svg:y="9.25cm">
          <draw:image xlink:href="Pictures/20000001000015E900001604C6FCABE3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1T17:52:23</dc:date>
    <meta:editing-duration>PT6H59M39S</meta:editing-duration>
    <meta:editing-cycles>24</meta:editing-cycles>
    <meta:generator>LibreOffice/3.5$Linux_X86_64 LibreOffice_project/350m1$Build-2</meta:generator>
    <meta:document-statistic meta:object-count="101"/>
  </office:meta>
</office:document-meta>
</file>